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QUISPE MAMANI, DEYSI NELLY</text:p>
            <text:p text:style-name="P5"><text:span text:style-name="T15">Dni</text:span><text:span text:style-name="T14">:73521893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CL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38244170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QUISPE MAMANI, DEYSI NELLY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73521893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9 - Trans. Aer. Caja Pollo Fr Negro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120</text:p>
            <text:p text:style-name="P16"/>
          </table:table-cell>
        </table:table-row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5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42572</text:span></text:p>
          </table:table-cell>
          <table:table-cell table:style-name="Tabla3.A2" office:value-type="string">
            <text:p text:style-name="P6"><text:span text:style-name="T11">LA2362</text:span></text:p>
          </table:table-cell>
          <table:table-cell table:style-name="Tabla3.A2" office:value-type="string">
            <text:p text:style-name="P6"><text:span text:style-name="T11">09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FRANCES NEGRO</text:span></text:p>
          </table:table-cell>
          <table:table-cell table:style-name="Tabla5.A2" office:value-type="string">
            <text:p text:style-name="P1"><text:span text:style-name="T4">3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4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41:46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